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72.79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fbcc" fo:border="0.06pt solid #000000"/>
    </style:style>
    <style:style style:name="ce13" style:family="table-cell" style:parent-style-name="Default" style:data-style-name="N100"/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bcc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3"/>
        <table:table-column table:style-name="co6" table:default-cell-style-name="Default"/>
        <table:table-column table:style-name="co1" table:default-cell-style-name="Default"/>
        <table:table-column table:style-name="co1" table:default-cell-style-name="ce23"/>
        <table:table-column table:style-name="co1" table:number-columns-repeated="60" table:default-cell-style-name="Default"/>
        <table:table-row table:style-name="ro1">
          <table:table-cell table:style-name="ce8" office:value-type="string" calcext:value-type="string" table:number-columns-spanned="14" table:number-rows-spanned="1">
            <text:p>NILAI MATA KULIAH METODE NUMERIK DAN TEKNIK KOMPUTASI 2019/2020</text:p>
          </table:table-cell>
          <table:covered-table-cell table:number-columns-repeated="13"/>
          <table:table-cell table:number-columns-repeated="51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3"/>
          <table:table-cell table:style-name="ce30" office:value-type="string" calcext:value-type="string">
            <text:p>Score</text:p>
          </table:table-cell>
          <table:table-cell table:style-name="ce30" office:value-type="string" calcext:value-type="string">
            <text:p>Grade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TUGAS</text:p>
          </table:table-cell>
          <table:table-cell table:style-name="ce50" office:value-type="percentage" office:value="0.4" calcext:value-type="percentage">
            <text:p>40.00%</text:p>
          </table:table-cell>
          <table:table-cell table:style-name="ce24"/>
          <table:table-cell table:number-columns-repeated="2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8" office:value-type="string" calcext:value-type="string">
            <text:p>KUI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24"/>
          <table:table-cell office:value-type="string" calcext:value-type="string">
            <text:p><text:s/></text:p>
          </table:table-cell>
          <table:table-cell/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8" office:value-type="string" calcext:value-type="string">
            <text:p>UT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24"/>
          <table:table-cell table:number-columns-repeated="2"/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8" office:value-type="string" calcext:value-type="string">
            <text:p>UA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24"/>
          <table:table-cell table:number-columns-repeated="2"/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BC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51" table:formula="of:=SUM([.D3:.D6])" office:value-type="percentage" office:value="1" calcext:value-type="percentage">
            <text:p>100.00%</text:p>
          </table:table-cell>
          <table:table-cell table:style-name="ce25"/>
          <table:table-cell table:number-columns-repeated="2"/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25"/>
          <table:table-cell table:number-columns-repeated="2"/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AB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25"/>
          <table:table-cell table:number-columns-repeated="2"/>
          <table:table-cell table:style-name="ce32" office:value-type="float" office:value="81" calcext:value-type="float">
            <text:p>81</text:p>
          </table:table-cell>
          <table:table-cell table:style-name="ce32" office:value-type="string" calcext:value-type="string">
            <text:p>A</text:p>
          </table:table-cell>
          <table:table-cell table:number-columns-repeated="56"/>
        </table:table-row>
        <table:table-row table:style-name="ro1" table:number-rows-repeated="3">
          <table:table-cell table:number-columns-repeated="2"/>
          <table:table-cell table:style-name="ce49"/>
          <table:table-cell table:style-name="ce51"/>
          <table:table-cell table:style-name="ce25"/>
          <table:table-cell table:number-columns-repeated="60"/>
        </table:table-row>
        <table:table-row table:style-name="ro1">
          <table:table-cell table:style-name="ce43" office:value-type="string" calcext:value-type="string" table:number-columns-spanned="1" table:number-rows-spanned="2">
            <text:p>NO.</text:p>
          </table:table-cell>
          <table:table-cell table:style-name="ce43" office:value-type="string" calcext:value-type="string" table:number-columns-spanned="1" table:number-rows-spanned="2">
            <text:p>NIM</text:p>
          </table:table-cell>
          <table:table-cell table:style-name="ce43" office:value-type="string" calcext:value-type="string" table:number-columns-spanned="1" table:number-rows-spanned="2">
            <text:p>NAMA</text:p>
          </table:table-cell>
          <table:table-cell table:style-name="ce43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26" office:value-type="string" calcext:value-type="string" table:number-columns-spanned="4" table:number-rows-spanned="1">
            <text:p>TUGAS</text:p>
          </table:table-cell>
          <table:covered-table-cell table:style-name="ce26"/>
          <table:covered-table-cell table:number-columns-repeated="2" table:style-name="ce22"/>
          <table:table-cell table:style-name="ce26" office:value-type="string" calcext:value-type="string" table:number-columns-spanned="2" table:number-rows-spanned="1">
            <text:p>KUIS</text:p>
          </table:table-cell>
          <table:covered-table-cell table:style-name="ce22"/>
          <table:table-cell table:style-name="ce53"/>
          <table:table-cell table:style-name="ce26" office:value-type="string" calcext:value-type="string" table:number-columns-spanned="1" table:number-rows-spanned="2">
            <text:p>UTS</text:p>
          </table:table-cell>
          <table:table-cell table:style-name="ce26" office:value-type="string" calcext:value-type="string" table:number-columns-spanned="1" table:number-rows-spanned="2">
            <text:p>UAS</text:p>
          </table:table-cell>
          <table:table-cell table:style-name="ce43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3"/>
          <table:covered-table-cell table:number-columns-repeated="2" table:style-name="ce47"/>
          <table:table-cell table:style-name="ce22" office:value-type="string" calcext:value-type="string">
            <text:p>Angka</text:p>
          </table:table-cell>
          <table:table-cell table:style-name="ce22" office:value-type="string" calcext:value-type="string">
            <text:p>Huruf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ata – Rat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ata – Rata</text:p>
          </table:table-cell>
          <table:covered-table-cell table:number-columns-repeated="2" table:style-name="ce22"/>
          <table:covered-table-cell table:style-name="ce3"/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1</text:p>
          </table:table-cell>
          <table:table-cell table:style-name="ce44" office:value-type="string" calcext:value-type="string">
            <text:p>Abdul Rahman</text:p>
          </table:table-cell>
          <table:table-cell table:style-name="ce44" table:formula="of:=CEILING([.$D$3]*[.I15]+[.$D$4]*[.L15]+[.$D$5]*[.M15]+[.$D$6]*[.N15])" office:value-type="float" office:value="19" calcext:value-type="float">
            <text:p>19</text:p>
          </table:table-cell>
          <table:table-cell table:style-name="ce27" table:formula="of:=VLOOKUP([.D15];[.$H$3:.$I$9];2;1)" office:value-type="string" office:string-value="E" calcext:value-type="string">
            <text:p>E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F15:.H15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5:.K15]))" office:value-type="float" office:value="41" calcext:value-type="float">
            <text:p>41</text:p>
          </table:table-cell>
          <table:table-cell table:style-name="ce44" table:formula="of:=CEILING(AVERAGE([.I15];[.L15]))" office:value-type="float" office:value="21" calcext:value-type="float">
            <text:p>21</text:p>
          </table:table-cell>
          <table:table-cell table:style-name="ce44" table:formula="of:=CEILING(AVERAGE([.M15];[.L15];[.I15];[.O15]))" office:value-type="float" office:value="33" calcext:value-type="float">
            <text:p>33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2</text:p>
          </table:table-cell>
          <table:table-cell table:style-name="ce44" office:value-type="string" calcext:value-type="string">
            <text:p>Achmad Faizal Abdillah</text:p>
          </table:table-cell>
          <table:table-cell table:style-name="ce44" table:formula="of:=CEILING([.$D$3]*[.I16]+[.$D$4]*[.L16]+[.$D$5]*[.M16]+[.$D$6]*[.N16])" office:value-type="float" office:value="38" calcext:value-type="float">
            <text:p>38</text:p>
          </table:table-cell>
          <table:table-cell table:style-name="ce28" table:formula="of:=VLOOKUP([.D16];[.$H$3:.$I$9];2;1)" office:value-type="string" office:string-value="E" calcext:value-type="string">
            <text:p>E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table:formula="of:=CEILING(AVERAGE([.F16:.H16]))" office:value-type="float" office:value="19" calcext:value-type="float">
            <text:p>1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6:.K16]))" office:value-type="float" office:value="61" calcext:value-type="float">
            <text:p>61</text:p>
          </table:table-cell>
          <table:table-cell table:style-name="ce44" table:formula="of:=CEILING(AVERAGE([.I16];[.L16]))" office:value-type="float" office:value="40" calcext:value-type="float">
            <text:p>40</text:p>
          </table:table-cell>
          <table:table-cell table:style-name="ce44" table:formula="of:=CEILING(AVERAGE([.M16];[.L16];[.I16];[.O16]))" office:value-type="float" office:value="48" calcext:value-type="float">
            <text:p>48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3</text:p>
          </table:table-cell>
          <table:table-cell table:style-name="ce44" office:value-type="string" calcext:value-type="string">
            <text:p>Adji Fadhlurrohman Habib</text:p>
          </table:table-cell>
          <table:table-cell table:style-name="ce44" table:formula="of:=CEILING([.$D$3]*[.I17]+[.$D$4]*[.L17]+[.$D$5]*[.M17]+[.$D$6]*[.N17])" office:value-type="float" office:value="73" calcext:value-type="float">
            <text:p>73</text:p>
          </table:table-cell>
          <table:table-cell table:style-name="ce28" table:formula="of:=VLOOKUP([.D17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7:.H17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7:.K17]))" office:value-type="float" office:value="68" calcext:value-type="float">
            <text:p>68</text:p>
          </table:table-cell>
          <table:table-cell table:style-name="ce44" table:formula="of:=CEILING(AVERAGE([.I17];[.L17]))" office:value-type="float" office:value="72" calcext:value-type="float">
            <text:p>72</text:p>
          </table:table-cell>
          <table:table-cell table:style-name="ce44" table:formula="of:=CEILING(AVERAGE([.M17];[.L17];[.I17];[.O17]))" office:value-type="float" office:value="74" calcext:value-type="float">
            <text:p>74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4</text:p>
          </table:table-cell>
          <table:table-cell table:style-name="ce44" office:value-type="string" calcext:value-type="string">
            <text:p>Ahmad Rizal Syahbirin</text:p>
          </table:table-cell>
          <table:table-cell table:style-name="ce44" table:formula="of:=CEILING([.$D$3]*[.I18]+[.$D$4]*[.L18]+[.$D$5]*[.M18]+[.$D$6]*[.N18])" office:value-type="float" office:value="62" calcext:value-type="float">
            <text:p>62</text:p>
          </table:table-cell>
          <table:table-cell table:style-name="ce28" table:formula="of:=VLOOKUP([.D18];[.$H$3:.$I$9];2;1)" office:value-type="string" office:string-value="BC" calcext:value-type="string">
            <text:p>BC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8:.H18]))" office:value-type="float" office:value="64" calcext:value-type="float">
            <text:p>6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8:.K18]))" office:value-type="float" office:value="56" calcext:value-type="float">
            <text:p>56</text:p>
          </table:table-cell>
          <table:table-cell table:style-name="ce44" table:formula="of:=CEILING(AVERAGE([.I18];[.L18]))" office:value-type="float" office:value="60" calcext:value-type="float">
            <text:p>60</text:p>
          </table:table-cell>
          <table:table-cell table:style-name="ce44" table:formula="of:=CEILING(AVERAGE([.M18];[.L18];[.I18];[.O18]))" office:value-type="float" office:value="65" calcext:value-type="float">
            <text:p>6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5</text:p>
          </table:table-cell>
          <table:table-cell table:style-name="ce44" office:value-type="string" calcext:value-type="string">
            <text:p>Ahmad Rizaldy Hr</text:p>
          </table:table-cell>
          <table:table-cell table:style-name="ce44" table:formula="of:=CEILING([.$D$3]*[.I19]+[.$D$4]*[.L19]+[.$D$5]*[.M19]+[.$D$6]*[.N19])" office:value-type="float" office:value="78" calcext:value-type="float">
            <text:p>78</text:p>
          </table:table-cell>
          <table:table-cell table:style-name="ce28" table:formula="of:=VLOOKUP([.D19];[.$H$3:.$I$9];2;1)" office:value-type="string" office:string-value="AB" calcext:value-type="string">
            <text:p>AB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9:.H19]))" office:value-type="float" office:value="80" calcext:value-type="float">
            <text:p>8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9:.K19]))" office:value-type="float" office:value="71" calcext:value-type="float">
            <text:p>71</text:p>
          </table:table-cell>
          <table:table-cell table:style-name="ce44" table:formula="of:=CEILING(AVERAGE([.I19];[.L19]))" office:value-type="float" office:value="76" calcext:value-type="float">
            <text:p>76</text:p>
          </table:table-cell>
          <table:table-cell table:style-name="ce44" table:formula="of:=CEILING(AVERAGE([.M19];[.L19];[.I19];[.O19]))" office:value-type="float" office:value="82" calcext:value-type="float">
            <text:p>82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6</text:p>
          </table:table-cell>
          <table:table-cell table:style-name="ce44" office:value-type="string" calcext:value-type="string">
            <text:p>Akbar Mubarok</text:p>
          </table:table-cell>
          <table:table-cell table:style-name="ce44" table:formula="of:=CEILING([.$D$3]*[.I20]+[.$D$4]*[.L20]+[.$D$5]*[.M20]+[.$D$6]*[.N20])" office:value-type="float" office:value="80" calcext:value-type="float">
            <text:p>80</text:p>
          </table:table-cell>
          <table:table-cell table:style-name="ce28" table:formula="of:=VLOOKUP([.D20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0:.H20]))" office:value-type="float" office:value="75" calcext:value-type="float">
            <text:p>7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0:.K20]))" office:value-type="float" office:value="83" calcext:value-type="float">
            <text:p>83</text:p>
          </table:table-cell>
          <table:table-cell table:style-name="ce44" table:formula="of:=CEILING(AVERAGE([.I20];[.L20]))" office:value-type="float" office:value="79" calcext:value-type="float">
            <text:p>79</text:p>
          </table:table-cell>
          <table:table-cell table:style-name="ce44" table:formula="of:=CEILING(AVERAGE([.M20];[.L20];[.I20];[.O20]))" office:value-type="float" office:value="85" calcext:value-type="float">
            <text:p>85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7</text:p>
          </table:table-cell>
          <table:table-cell table:style-name="ce44" office:value-type="string" calcext:value-type="string">
            <text:p>Akhmad Maliki</text:p>
          </table:table-cell>
          <table:table-cell table:style-name="ce44" table:formula="of:=CEILING([.$D$3]*[.I21]+[.$D$4]*[.L21]+[.$D$5]*[.M21]+[.$D$6]*[.N21])" office:value-type="float" office:value="66" calcext:value-type="float">
            <text:p>66</text:p>
          </table:table-cell>
          <table:table-cell table:style-name="ce28" table:formula="of:=VLOOKUP([.D21];[.$H$3:.$I$9];2;1)" office:value-type="string" office:string-value="B" calcext:value-type="string">
            <text:p>B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1:.H21]))" office:value-type="float" office:value="57" calcext:value-type="float">
            <text:p>5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1:.K21]))" office:value-type="float" office:value="76" calcext:value-type="float">
            <text:p>76</text:p>
          </table:table-cell>
          <table:table-cell table:style-name="ce44" table:formula="of:=CEILING(AVERAGE([.I21];[.L21]))" office:value-type="float" office:value="67" calcext:value-type="float">
            <text:p>67</text:p>
          </table:table-cell>
          <table:table-cell table:style-name="ce44" table:formula="of:=CEILING(AVERAGE([.M21];[.L21];[.I21];[.O21]))" office:value-type="float" office:value="73" calcext:value-type="float">
            <text:p>73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8</text:p>
          </table:table-cell>
          <table:table-cell table:style-name="ce44" office:value-type="string" calcext:value-type="string">
            <text:p>Albar Zuda Al-Zubier</text:p>
          </table:table-cell>
          <table:table-cell table:style-name="ce44" table:formula="of:=CEILING([.$D$3]*[.I22]+[.$D$4]*[.L22]+[.$D$5]*[.M22]+[.$D$6]*[.N22])" office:value-type="float" office:value="55" calcext:value-type="float">
            <text:p>55</text:p>
          </table:table-cell>
          <table:table-cell table:style-name="ce28" table:formula="of:=VLOOKUP([.D22];[.$H$3:.$I$9];2;1)" office:value-type="string" office:string-value="C" calcext:value-type="string">
            <text:p>C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22:.H22]))" office:value-type="float" office:value="47" calcext:value-type="float">
            <text:p>4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2:.K22]))" office:value-type="float" office:value="61" calcext:value-type="float">
            <text:p>61</text:p>
          </table:table-cell>
          <table:table-cell table:style-name="ce44" table:formula="of:=CEILING(AVERAGE([.I22];[.L22]))" office:value-type="float" office:value="54" calcext:value-type="float">
            <text:p>54</text:p>
          </table:table-cell>
          <table:table-cell table:style-name="ce44" table:formula="of:=CEILING(AVERAGE([.M22];[.L22];[.I22];[.O22]))" office:value-type="float" office:value="63" calcext:value-type="float">
            <text:p>63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9</text:p>
          </table:table-cell>
          <table:table-cell table:style-name="ce44" office:value-type="string" calcext:value-type="string">
            <text:p>Alvin Dwi Saputra</text:p>
          </table:table-cell>
          <table:table-cell table:style-name="ce44" table:formula="of:=CEILING([.$D$3]*[.I23]+[.$D$4]*[.L23]+[.$D$5]*[.M23]+[.$D$6]*[.N23])" office:value-type="float" office:value="67" calcext:value-type="float">
            <text:p>67</text:p>
          </table:table-cell>
          <table:table-cell table:style-name="ce28" table:formula="of:=VLOOKUP([.D23];[.$H$3:.$I$9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3:.H23]))" office:value-type="float" office:value="67" calcext:value-type="float">
            <text:p>6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3:.K23]))" office:value-type="float" office:value="63" calcext:value-type="float">
            <text:p>63</text:p>
          </table:table-cell>
          <table:table-cell table:style-name="ce44" table:formula="of:=CEILING(AVERAGE([.I23];[.L23]))" office:value-type="float" office:value="65" calcext:value-type="float">
            <text:p>65</text:p>
          </table:table-cell>
          <table:table-cell table:style-name="ce44" table:formula="of:=CEILING(AVERAGE([.M23];[.L23];[.I23];[.O23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0</text:p>
          </table:table-cell>
          <table:table-cell table:style-name="ce44" office:value-type="string" calcext:value-type="string">
            <text:p>Amalia Rahmi</text:p>
          </table:table-cell>
          <table:table-cell table:style-name="ce44" table:formula="of:=CEILING([.$D$3]*[.I24]+[.$D$4]*[.L24]+[.$D$5]*[.M24]+[.$D$6]*[.N24])" office:value-type="float" office:value="68" calcext:value-type="float">
            <text:p>68</text:p>
          </table:table-cell>
          <table:table-cell table:style-name="ce28" table:formula="of:=VLOOKUP([.D24];[.$H$3:.$I$9];2;1)" office:value-type="string" office:string-value="B" calcext:value-type="string">
            <text:p>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4:.H24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4:.K24]))" office:value-type="float" office:value="71" calcext:value-type="float">
            <text:p>71</text:p>
          </table:table-cell>
          <table:table-cell table:style-name="ce44" table:formula="of:=CEILING(AVERAGE([.I24];[.L24]))" office:value-type="float" office:value="68" calcext:value-type="float">
            <text:p>68</text:p>
          </table:table-cell>
          <table:table-cell table:style-name="ce44" table:formula="of:=CEILING(AVERAGE([.M24];[.L24];[.I24];[.O24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1</text:p>
          </table:table-cell>
          <table:table-cell table:style-name="ce44" office:value-type="string" calcext:value-type="string">
            <text:p>Andhika Rufty Pratiwi</text:p>
          </table:table-cell>
          <table:table-cell table:style-name="ce44" table:formula="of:=CEILING([.$D$3]*[.I25]+[.$D$4]*[.L25]+[.$D$5]*[.M25]+[.$D$6]*[.N25])" office:value-type="float" office:value="60" calcext:value-type="float">
            <text:p>60</text:p>
          </table:table-cell>
          <table:table-cell table:style-name="ce28" table:formula="of:=VLOOKUP([.D25];[.$H$3:.$I$9];2;1)" office:value-type="string" office:string-value="C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5:.H25]))" office:value-type="float" office:value="57" calcext:value-type="float">
            <text:p>5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5:.K25]))" office:value-type="float" office:value="61" calcext:value-type="float">
            <text:p>61</text:p>
          </table:table-cell>
          <table:table-cell table:style-name="ce44" table:formula="of:=CEILING(AVERAGE([.I25];[.L25]))" office:value-type="float" office:value="59" calcext:value-type="float">
            <text:p>59</text:p>
          </table:table-cell>
          <table:table-cell table:style-name="ce44" table:formula="of:=CEILING(AVERAGE([.M25];[.L25];[.I25];[.O25]))" office:value-type="float" office:value="62" calcext:value-type="float">
            <text:p>62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2</text:p>
          </table:table-cell>
          <table:table-cell table:style-name="ce44" office:value-type="string" calcext:value-type="string">
            <text:p>Andi Ilham</text:p>
          </table:table-cell>
          <table:table-cell table:style-name="ce44" table:formula="of:=CEILING([.$D$3]*[.I26]+[.$D$4]*[.L26]+[.$D$5]*[.M26]+[.$D$6]*[.N26])" office:value-type="float" office:value="68" calcext:value-type="float">
            <text:p>68</text:p>
          </table:table-cell>
          <table:table-cell table:style-name="ce28" table:formula="of:=VLOOKUP([.D26];[.$H$3:.$I$9];2;1)" office:value-type="string" office:string-value="B" calcext:value-type="string">
            <text:p>B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6:.H26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6:.K26]))" office:value-type="float" office:value="71" calcext:value-type="float">
            <text:p>71</text:p>
          </table:table-cell>
          <table:table-cell table:style-name="ce44" table:formula="of:=CEILING(AVERAGE([.I26];[.L26]))" office:value-type="float" office:value="68" calcext:value-type="float">
            <text:p>68</text:p>
          </table:table-cell>
          <table:table-cell table:style-name="ce44" table:formula="of:=CEILING(AVERAGE([.M26];[.L26];[.I26];[.O26]))" office:value-type="float" office:value="71" calcext:value-type="float">
            <text:p>71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3</text:p>
          </table:table-cell>
          <table:table-cell table:style-name="ce44" office:value-type="string" calcext:value-type="string">
            <text:p>Angga Aulia Rahman</text:p>
          </table:table-cell>
          <table:table-cell table:style-name="ce44" table:formula="of:=CEILING([.$D$3]*[.I27]+[.$D$4]*[.L27]+[.$D$5]*[.M27]+[.$D$6]*[.N27])" office:value-type="float" office:value="73" calcext:value-type="float">
            <text:p>73</text:p>
          </table:table-cell>
          <table:table-cell table:style-name="ce28" table:formula="of:=VLOOKUP([.D27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7:.H27]))" office:value-type="float" office:value="75" calcext:value-type="float">
            <text:p>7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7:.K27]))" office:value-type="float" office:value="66" calcext:value-type="float">
            <text:p>66</text:p>
          </table:table-cell>
          <table:table-cell table:style-name="ce44" table:formula="of:=CEILING(AVERAGE([.I27];[.L27]))" office:value-type="float" office:value="71" calcext:value-type="float">
            <text:p>71</text:p>
          </table:table-cell>
          <table:table-cell table:style-name="ce44" table:formula="of:=CEILING(AVERAGE([.M27];[.L27];[.I27];[.O27]))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4</text:p>
          </table:table-cell>
          <table:table-cell table:style-name="ce44" office:value-type="string" calcext:value-type="string">
            <text:p>Anzan Aulia Yahya</text:p>
          </table:table-cell>
          <table:table-cell table:style-name="ce44" table:formula="of:=CEILING([.$D$3]*[.I28]+[.$D$4]*[.L28]+[.$D$5]*[.M28]+[.$D$6]*[.N28])" office:value-type="float" office:value="69" calcext:value-type="float">
            <text:p>69</text:p>
          </table:table-cell>
          <table:table-cell table:style-name="ce28" table:formula="of:=VLOOKUP([.D28];[.$H$3:.$I$9];2;1)" office:value-type="string" office:string-value="B" calcext:value-type="string">
            <text:p>B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8:.H28]))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8:.K28]))" office:value-type="float" office:value="61" calcext:value-type="float">
            <text:p>61</text:p>
          </table:table-cell>
          <table:table-cell table:style-name="ce44" table:formula="of:=CEILING(AVERAGE([.I28];[.L28]))" office:value-type="float" office:value="67" calcext:value-type="float">
            <text:p>67</text:p>
          </table:table-cell>
          <table:table-cell table:style-name="ce44" table:formula="of:=CEILING(AVERAGE([.M28];[.L28];[.I28];[.O28]))" office:value-type="float" office:value="70" calcext:value-type="float">
            <text:p>7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5</text:p>
          </table:table-cell>
          <table:table-cell table:style-name="ce44" office:value-type="string" calcext:value-type="string">
            <text:p>Arief Fadhilah Rahman</text:p>
          </table:table-cell>
          <table:table-cell table:style-name="ce44" table:formula="of:=CEILING([.$D$3]*[.I29]+[.$D$4]*[.L29]+[.$D$5]*[.M29]+[.$D$6]*[.N29])" office:value-type="float" office:value="76" calcext:value-type="float">
            <text:p>76</text:p>
          </table:table-cell>
          <table:table-cell table:style-name="ce28" table:formula="of:=VLOOKUP([.D29];[.$H$3:.$I$9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9:.H29]))" office:value-type="float" office:value="70" calcext:value-type="float">
            <text:p>7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9:.K29]))" office:value-type="float" office:value="83" calcext:value-type="float">
            <text:p>83</text:p>
          </table:table-cell>
          <table:table-cell table:style-name="ce44" table:formula="of:=CEILING(AVERAGE([.I29];[.L29]))" office:value-type="float" office:value="77" calcext:value-type="float">
            <text:p>77</text:p>
          </table:table-cell>
          <table:table-cell table:style-name="ce44" table:formula="of:=CEILING(AVERAGE([.M29];[.L29];[.I29];[.O29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6</text:p>
          </table:table-cell>
          <table:table-cell table:style-name="ce44" office:value-type="string" calcext:value-type="string">
            <text:p>Arjun Priambodo</text:p>
          </table:table-cell>
          <table:table-cell table:style-name="ce44" table:formula="of:=CEILING([.$D$3]*[.I30]+[.$D$4]*[.L30]+[.$D$5]*[.M30]+[.$D$6]*[.N30])" office:value-type="float" office:value="50" calcext:value-type="float">
            <text:p>50</text:p>
          </table:table-cell>
          <table:table-cell table:style-name="ce28" table:formula="of:=VLOOKUP([.D30];[.$H$3:.$I$9];2;1)" office:value-type="string" office:string-value="D" calcext:value-type="string">
            <text:p>D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30:.H30]))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0:.K30]))" office:value-type="float" office:value="61" calcext:value-type="float">
            <text:p>61</text:p>
          </table:table-cell>
          <table:table-cell table:style-name="ce44" table:formula="of:=CEILING(AVERAGE([.I30];[.L30]))" office:value-type="float" office:value="50" calcext:value-type="float">
            <text:p>50</text:p>
          </table:table-cell>
          <table:table-cell table:style-name="ce44" table:formula="of:=CEILING(AVERAGE([.M30];[.L30];[.I30];[.O30]))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7</text:p>
          </table:table-cell>
          <table:table-cell table:style-name="ce44" office:value-type="string" calcext:value-type="string">
            <text:p>Arkanadi Kahfi</text:p>
          </table:table-cell>
          <table:table-cell table:style-name="ce44" table:formula="of:=CEILING([.$D$3]*[.I31]+[.$D$4]*[.L31]+[.$D$5]*[.M31]+[.$D$6]*[.N31])" office:value-type="float" office:value="19" calcext:value-type="float">
            <text:p>19</text:p>
          </table:table-cell>
          <table:table-cell table:style-name="ce28" table:formula="of:=VLOOKUP([.D31];[.$H$3:.$I$9];2;1)" office:value-type="string" office:string-value="E" calcext:value-type="string">
            <text:p>E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F31:.H31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1:.K31]))" office:value-type="float" office:value="41" calcext:value-type="float">
            <text:p>41</text:p>
          </table:table-cell>
          <table:table-cell table:style-name="ce44" table:formula="of:=CEILING(AVERAGE([.I31];[.L31]))" office:value-type="float" office:value="21" calcext:value-type="float">
            <text:p>21</text:p>
          </table:table-cell>
          <table:table-cell table:style-name="ce44" table:formula="of:=CEILING(AVERAGE([.M31];[.L31];[.I31];[.O31]))" office:value-type="float" office:value="33" calcext:value-type="float">
            <text:p>33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8</text:p>
          </table:table-cell>
          <table:table-cell table:style-name="ce44" office:value-type="string" calcext:value-type="string">
            <text:p>Arya Fatur Rahman</text:p>
          </table:table-cell>
          <table:table-cell table:style-name="ce44" table:formula="of:=CEILING([.$D$3]*[.I32]+[.$D$4]*[.L32]+[.$D$5]*[.M32]+[.$D$6]*[.N32])" office:value-type="float" office:value="71" calcext:value-type="float">
            <text:p>71</text:p>
          </table:table-cell>
          <table:table-cell table:style-name="ce28" table:formula="of:=VLOOKUP([.D32];[.$H$3:.$I$9];2;1)" office:value-type="string" office:string-value="AB" calcext:value-type="string">
            <text:p>A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2:.H32]))" office:value-type="float" office:value="65" calcext:value-type="float">
            <text:p>6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2:.K32]))" office:value-type="float" office:value="78" calcext:value-type="float">
            <text:p>78</text:p>
          </table:table-cell>
          <table:table-cell table:style-name="ce44" table:formula="of:=CEILING(AVERAGE([.I32];[.L32]))" office:value-type="float" office:value="72" calcext:value-type="float">
            <text:p>72</text:p>
          </table:table-cell>
          <table:table-cell table:style-name="ce44" table:formula="of:=CEILING(AVERAGE([.M32];[.L32];[.I32];[.O32]))" office:value-type="float" office:value="72" calcext:value-type="float">
            <text:p>72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9</text:p>
          </table:table-cell>
          <table:table-cell table:style-name="ce44" office:value-type="string" calcext:value-type="string">
            <text:p>Arya Golong Sutejo</text:p>
          </table:table-cell>
          <table:table-cell table:style-name="ce44" table:formula="of:=CEILING([.$D$3]*[.I33]+[.$D$4]*[.L33]+[.$D$5]*[.M33]+[.$D$6]*[.N33])" office:value-type="float" office:value="68" calcext:value-type="float">
            <text:p>68</text:p>
          </table:table-cell>
          <table:table-cell table:style-name="ce28" table:formula="of:=VLOOKUP([.D33];[.$H$3:.$I$9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3:.H33]))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3:.K33]))" office:value-type="float" office:value="53" calcext:value-type="float">
            <text:p>53</text:p>
          </table:table-cell>
          <table:table-cell table:style-name="ce44" table:formula="of:=CEILING(AVERAGE([.I33];[.L33]))" office:value-type="float" office:value="64" calcext:value-type="float">
            <text:p>64</text:p>
          </table:table-cell>
          <table:table-cell table:style-name="ce44" table:formula="of:=CEILING(AVERAGE([.M33];[.L33];[.I33];[.O33]))" office:value-type="float" office:value="73" calcext:value-type="float">
            <text:p>73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0</text:p>
          </table:table-cell>
          <table:table-cell table:style-name="ce44" office:value-type="string" calcext:value-type="string">
            <text:p>Arya Kurnia Pambudi</text:p>
          </table:table-cell>
          <table:table-cell table:style-name="ce44" table:formula="of:=CEILING([.$D$3]*[.I34]+[.$D$4]*[.L34]+[.$D$5]*[.M34]+[.$D$6]*[.N34])" office:value-type="float" office:value="60" calcext:value-type="float">
            <text:p>60</text:p>
          </table:table-cell>
          <table:table-cell table:style-name="ce28" table:formula="of:=VLOOKUP([.D34];[.$H$3:.$I$9];2;1)" office:value-type="string" office:string-value="C" calcext:value-type="string">
            <text:p>C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34:.H34]))" office:value-type="float" office:value="50" calcext:value-type="float">
            <text:p>5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4:.K34]))" office:value-type="float" office:value="71" calcext:value-type="float">
            <text:p>71</text:p>
          </table:table-cell>
          <table:table-cell table:style-name="ce44" table:formula="of:=CEILING(AVERAGE([.I34];[.L34]))" office:value-type="float" office:value="61" calcext:value-type="float">
            <text:p>61</text:p>
          </table:table-cell>
          <table:table-cell table:style-name="ce44" table:formula="of:=CEILING(AVERAGE([.M34];[.L34];[.I34];[.O34]))" office:value-type="float" office:value="68" calcext:value-type="float">
            <text:p>68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1</text:p>
          </table:table-cell>
          <table:table-cell table:style-name="ce44" office:value-type="string" calcext:value-type="string">
            <text:p>Azman</text:p>
          </table:table-cell>
          <table:table-cell table:style-name="ce44" table:formula="of:=CEILING([.$D$3]*[.I35]+[.$D$4]*[.L35]+[.$D$5]*[.M35]+[.$D$6]*[.N35])" office:value-type="float" office:value="77" calcext:value-type="float">
            <text:p>77</text:p>
          </table:table-cell>
          <table:table-cell table:style-name="ce28" table:formula="of:=VLOOKUP([.D35];[.$H$3:.$I$9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formula="of:=CEILING(AVERAGE([.F35:.H35]))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5:.K35]))" office:value-type="float" office:value="78" calcext:value-type="float">
            <text:p>78</text:p>
          </table:table-cell>
          <table:table-cell table:style-name="ce44" table:formula="of:=CEILING(AVERAGE([.I35];[.L35]))" office:value-type="float" office:value="76" calcext:value-type="float">
            <text:p>76</text:p>
          </table:table-cell>
          <table:table-cell table:style-name="ce44" table:formula="of:=CEILING(AVERAGE([.M35];[.L35];[.I35];[.O35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2</text:p>
          </table:table-cell>
          <table:table-cell table:style-name="ce44" office:value-type="string" calcext:value-type="string">
            <text:p>Choiriansyah Ashari</text:p>
          </table:table-cell>
          <table:table-cell table:style-name="ce44" table:formula="of:=CEILING([.$D$3]*[.I36]+[.$D$4]*[.L36]+[.$D$5]*[.M36]+[.$D$6]*[.N36])" office:value-type="float" office:value="77" calcext:value-type="float">
            <text:p>77</text:p>
          </table:table-cell>
          <table:table-cell table:style-name="ce28" table:formula="of:=VLOOKUP([.D36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5" calcext:value-type="float">
            <text:p>75</text:p>
          </table:table-cell>
          <table:table-cell table:style-name="ce44" table:formula="of:=CEILING(AVERAGE([.F36:.H36]))" office:value-type="float" office:value="72" calcext:value-type="float">
            <text:p>72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6:.K36]))" office:value-type="float" office:value="83" calcext:value-type="float">
            <text:p>83</text:p>
          </table:table-cell>
          <table:table-cell table:style-name="ce44" table:formula="of:=CEILING(AVERAGE([.I36];[.L36]))" office:value-type="float" office:value="78" calcext:value-type="float">
            <text:p>78</text:p>
          </table:table-cell>
          <table:table-cell table:style-name="ce44" table:formula="of:=CEILING(AVERAGE([.M36];[.L36];[.I36];[.O36]))" office:value-type="float" office:value="79" calcext:value-type="float">
            <text:p>79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3</text:p>
          </table:table-cell>
          <table:table-cell table:style-name="ce44" office:value-type="string" calcext:value-type="string">
            <text:p>Dandy Saputra</text:p>
          </table:table-cell>
          <table:table-cell table:style-name="ce44" table:formula="of:=CEILING([.$D$3]*[.I37]+[.$D$4]*[.L37]+[.$D$5]*[.M37]+[.$D$6]*[.N37])" office:value-type="float" office:value="79" calcext:value-type="float">
            <text:p>79</text:p>
          </table:table-cell>
          <table:table-cell table:style-name="ce28" table:formula="of:=VLOOKUP([.D37];[.$H$3:.$I$9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7:.H37]))" office:value-type="float" office:value="74" calcext:value-type="float">
            <text:p>7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7:.K37]))" office:value-type="float" office:value="83" calcext:value-type="float">
            <text:p>83</text:p>
          </table:table-cell>
          <table:table-cell table:style-name="ce44" table:formula="of:=CEILING(AVERAGE([.I37];[.L37]))" office:value-type="float" office:value="79" calcext:value-type="float">
            <text:p>79</text:p>
          </table:table-cell>
          <table:table-cell table:style-name="ce44" table:formula="of:=CEILING(AVERAGE([.M37];[.L37];[.I37];[.O37]))" office:value-type="float" office:value="84" calcext:value-type="float">
            <text:p>84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4</text:p>
          </table:table-cell>
          <table:table-cell table:style-name="ce44" office:value-type="string" calcext:value-type="string">
            <text:p>Daniel Manik</text:p>
          </table:table-cell>
          <table:table-cell table:style-name="ce44" table:formula="of:=CEILING([.$D$3]*[.I38]+[.$D$4]*[.L38]+[.$D$5]*[.M38]+[.$D$6]*[.N38])" office:value-type="float" office:value="70" calcext:value-type="float">
            <text:p>70</text:p>
          </table:table-cell>
          <table:table-cell table:style-name="ce28" table:formula="of:=VLOOKUP([.D38];[.$H$3:.$I$9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8:.H38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8:.K38]))" office:value-type="float" office:value="61" calcext:value-type="float">
            <text:p>61</text:p>
          </table:table-cell>
          <table:table-cell table:style-name="ce44" table:formula="of:=CEILING(AVERAGE([.I38];[.L38]))" office:value-type="float" office:value="68" calcext:value-type="float">
            <text:p>68</text:p>
          </table:table-cell>
          <table:table-cell table:style-name="ce44" table:formula="of:=CEILING(AVERAGE([.M38];[.L38];[.I38];[.O38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5</text:p>
          </table:table-cell>
          <table:table-cell table:style-name="ce44" office:value-type="string" calcext:value-type="string">
            <text:p>Della Rahmayanti</text:p>
          </table:table-cell>
          <table:table-cell table:style-name="ce44" table:formula="of:=CEILING([.$D$3]*[.I39]+[.$D$4]*[.L39]+[.$D$5]*[.M39]+[.$D$6]*[.N39])" office:value-type="float" office:value="76" calcext:value-type="float">
            <text:p>76</text:p>
          </table:table-cell>
          <table:table-cell table:style-name="ce28" table:formula="of:=VLOOKUP([.D39];[.$H$3:.$I$9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9:.H39]))" office:value-type="float" office:value="74" calcext:value-type="float">
            <text:p>7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9:.K39]))" office:value-type="float" office:value="76" calcext:value-type="float">
            <text:p>76</text:p>
          </table:table-cell>
          <table:table-cell table:style-name="ce44" table:formula="of:=CEILING(AVERAGE([.I39];[.L39]))" office:value-type="float" office:value="75" calcext:value-type="float">
            <text:p>75</text:p>
          </table:table-cell>
          <table:table-cell table:style-name="ce44" table:formula="of:=CEILING(AVERAGE([.M39];[.L39];[.I39];[.O39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6</text:p>
          </table:table-cell>
          <table:table-cell table:style-name="ce44" office:value-type="string" calcext:value-type="string">
            <text:p>Dikanuari Erdi Astama</text:p>
          </table:table-cell>
          <table:table-cell table:style-name="ce44" table:formula="of:=CEILING([.$D$3]*[.I40]+[.$D$4]*[.L40]+[.$D$5]*[.M40]+[.$D$6]*[.N40])" office:value-type="float" office:value="77" calcext:value-type="float">
            <text:p>77</text:p>
          </table:table-cell>
          <table:table-cell table:style-name="ce28" table:formula="of:=VLOOKUP([.D40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0:.H40]))" office:value-type="float" office:value="75" calcext:value-type="float">
            <text:p>7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0:.K40]))" office:value-type="float" office:value="78" calcext:value-type="float">
            <text:p>78</text:p>
          </table:table-cell>
          <table:table-cell table:style-name="ce44" table:formula="of:=CEILING(AVERAGE([.I40];[.L40]))" office:value-type="float" office:value="77" calcext:value-type="float">
            <text:p>77</text:p>
          </table:table-cell>
          <table:table-cell table:style-name="ce44" table:formula="of:=CEILING(AVERAGE([.M40];[.L40];[.I40];[.O40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7</text:p>
          </table:table-cell>
          <table:table-cell table:style-name="ce44" office:value-type="string" calcext:value-type="string">
            <text:p>Dimas Aditya Candra Nugraha</text:p>
          </table:table-cell>
          <table:table-cell table:style-name="ce44" table:formula="of:=CEILING([.$D$3]*[.I41]+[.$D$4]*[.L41]+[.$D$5]*[.M41]+[.$D$6]*[.N41])" office:value-type="float" office:value="64" calcext:value-type="float">
            <text:p>64</text:p>
          </table:table-cell>
          <table:table-cell table:style-name="ce28" table:formula="of:=VLOOKUP([.D41];[.$H$3:.$I$9];2;1)" office:value-type="string" office:string-value="BC" calcext:value-type="string">
            <text:p>BC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1:.H41]))" office:value-type="float" office:value="64" calcext:value-type="float">
            <text:p>6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1:.K41]))" office:value-type="float" office:value="61" calcext:value-type="float">
            <text:p>61</text:p>
          </table:table-cell>
          <table:table-cell table:style-name="ce44" table:formula="of:=CEILING(AVERAGE([.I41];[.L41]))" office:value-type="float" office:value="63" calcext:value-type="float">
            <text:p>63</text:p>
          </table:table-cell>
          <table:table-cell table:style-name="ce44" table:formula="of:=CEILING(AVERAGE([.M41];[.L41];[.I41];[.O41]))" office:value-type="float" office:value="67" calcext:value-type="float">
            <text:p>6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8</text:p>
          </table:table-cell>
          <table:table-cell table:style-name="ce44" office:value-type="string" calcext:value-type="string">
            <text:p>Dimas Bayu Putra Pangestu</text:p>
          </table:table-cell>
          <table:table-cell table:style-name="ce44" table:formula="of:=CEILING([.$D$3]*[.I42]+[.$D$4]*[.L42]+[.$D$5]*[.M42]+[.$D$6]*[.N42])" office:value-type="float" office:value="66" calcext:value-type="float">
            <text:p>66</text:p>
          </table:table-cell>
          <table:table-cell table:style-name="ce28" table:formula="of:=VLOOKUP([.D42];[.$H$3:.$I$9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2:.H42]))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2:.K42]))" office:value-type="float" office:value="61" calcext:value-type="float">
            <text:p>61</text:p>
          </table:table-cell>
          <table:table-cell table:style-name="ce44" table:formula="of:=CEILING(AVERAGE([.I42];[.L42]))" office:value-type="float" office:value="64" calcext:value-type="float">
            <text:p>64</text:p>
          </table:table-cell>
          <table:table-cell table:style-name="ce44" table:formula="of:=CEILING(AVERAGE([.M42];[.L42];[.I42];[.O42]))" office:value-type="float" office:value="68" calcext:value-type="float">
            <text:p>6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9</text:p>
          </table:table-cell>
          <table:table-cell table:style-name="ce44" office:value-type="string" calcext:value-type="string">
            <text:p>Dionysius Galih Santiko</text:p>
          </table:table-cell>
          <table:table-cell table:style-name="ce44" table:formula="of:=CEILING([.$D$3]*[.I43]+[.$D$4]*[.L43]+[.$D$5]*[.M43]+[.$D$6]*[.N43])" office:value-type="float" office:value="76" calcext:value-type="float">
            <text:p>76</text:p>
          </table:table-cell>
          <table:table-cell table:style-name="ce28" table:formula="of:=VLOOKUP([.D43];[.$H$3:.$I$9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3:.H43]))" office:value-type="float" office:value="79" calcext:value-type="float">
            <text:p>79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3:.K43]))" office:value-type="float" office:value="68" calcext:value-type="float">
            <text:p>68</text:p>
          </table:table-cell>
          <table:table-cell table:style-name="ce44" table:formula="of:=CEILING(AVERAGE([.I43];[.L43]))" office:value-type="float" office:value="74" calcext:value-type="float">
            <text:p>74</text:p>
          </table:table-cell>
          <table:table-cell table:style-name="ce44" table:formula="of:=CEILING(AVERAGE([.M43];[.L43];[.I43];[.O43]))" office:value-type="float" office:value="78" calcext:value-type="float">
            <text:p>78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0</text:p>
          </table:table-cell>
          <table:table-cell table:style-name="ce44" office:value-type="string" calcext:value-type="string">
            <text:p>Duwi Febriawan</text:p>
          </table:table-cell>
          <table:table-cell table:style-name="ce44" table:formula="of:=CEILING([.$D$3]*[.I44]+[.$D$4]*[.L44]+[.$D$5]*[.M44]+[.$D$6]*[.N44])" office:value-type="float" office:value="52" calcext:value-type="float">
            <text:p>52</text:p>
          </table:table-cell>
          <table:table-cell table:style-name="ce28" table:formula="of:=VLOOKUP([.D44];[.$H$3:.$I$9];2;1)" office:value-type="string" office:string-value="C" calcext:value-type="string">
            <text:p>C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85" calcext:value-type="float">
            <text:p>85</text:p>
          </table:table-cell>
          <table:table-cell table:style-name="ce44" table:formula="of:=CEILING(AVERAGE([.F44:.H44]))" office:value-type="float" office:value="29" calcext:value-type="float">
            <text:p>29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4:.K44]))" office:value-type="float" office:value="83" calcext:value-type="float">
            <text:p>83</text:p>
          </table:table-cell>
          <table:table-cell table:style-name="ce44" table:formula="of:=CEILING(AVERAGE([.I44];[.L44]))" office:value-type="float" office:value="56" calcext:value-type="float">
            <text:p>56</text:p>
          </table:table-cell>
          <table:table-cell table:style-name="ce44" table:formula="of:=CEILING(AVERAGE([.M44];[.L44];[.I44];[.O44]))" office:value-type="float" office:value="62" calcext:value-type="float">
            <text:p>62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1</text:p>
          </table:table-cell>
          <table:table-cell table:style-name="ce44" office:value-type="string" calcext:value-type="string">
            <text:p>Duwi Muhamad Amin Sulaiman</text:p>
          </table:table-cell>
          <table:table-cell table:style-name="ce44" table:formula="of:=CEILING([.$D$3]*[.I45]+[.$D$4]*[.L45]+[.$D$5]*[.M45]+[.$D$6]*[.N45])" office:value-type="float" office:value="19" calcext:value-type="float">
            <text:p>19</text:p>
          </table:table-cell>
          <table:table-cell table:style-name="ce28" table:formula="of:=VLOOKUP([.D45];[.$H$3:.$I$9];2;1)" office:value-type="string" office:string-value="E" calcext:value-type="string">
            <text:p>E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table:formula="of:=CEILING(AVERAGE([.F45:.H45])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5:.K45]))" office:value-type="float" office:value="41" calcext:value-type="float">
            <text:p>41</text:p>
          </table:table-cell>
          <table:table-cell table:style-name="ce44" table:formula="of:=CEILING(AVERAGE([.I45];[.L45]))" office:value-type="float" office:value="21" calcext:value-type="float">
            <text:p>21</text:p>
          </table:table-cell>
          <table:table-cell table:style-name="ce44" table:formula="of:=CEILING(AVERAGE([.M45];[.L45];[.I45];[.O45]))" office:value-type="float" office:value="33" calcext:value-type="float">
            <text:p>33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2</text:p>
          </table:table-cell>
          <table:table-cell table:style-name="ce44" office:value-type="string" calcext:value-type="string">
            <text:p>Dwi Febriyawati</text:p>
          </table:table-cell>
          <table:table-cell table:style-name="ce44" table:formula="of:=CEILING([.$D$3]*[.I46]+[.$D$4]*[.L46]+[.$D$5]*[.M46]+[.$D$6]*[.N46])" office:value-type="float" office:value="64" calcext:value-type="float">
            <text:p>64</text:p>
          </table:table-cell>
          <table:table-cell table:style-name="ce28" table:formula="of:=VLOOKUP([.D46];[.$H$3:.$I$9];2;1)" office:value-type="string" office:string-value="BC" calcext:value-type="string">
            <text:p>BC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6:.H46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6:.K46]))" office:value-type="float" office:value="61" calcext:value-type="float">
            <text:p>61</text:p>
          </table:table-cell>
          <table:table-cell table:style-name="ce44" table:formula="of:=CEILING(AVERAGE([.I46];[.L46]))" office:value-type="float" office:value="63" calcext:value-type="float">
            <text:p>63</text:p>
          </table:table-cell>
          <table:table-cell table:style-name="ce44" table:formula="of:=CEILING(AVERAGE([.M46];[.L46];[.I46];[.O46]))" office:value-type="float" office:value="65" calcext:value-type="float">
            <text:p>65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3</text:p>
          </table:table-cell>
          <table:table-cell table:style-name="ce44" office:value-type="string" calcext:value-type="string">
            <text:p>Dzaki Allam Ziha</text:p>
          </table:table-cell>
          <table:table-cell table:style-name="ce44" table:formula="of:=CEILING([.$D$3]*[.I47]+[.$D$4]*[.L47]+[.$D$5]*[.M47]+[.$D$6]*[.N47])" office:value-type="float" office:value="68" calcext:value-type="float">
            <text:p>68</text:p>
          </table:table-cell>
          <table:table-cell table:style-name="ce28" table:formula="of:=VLOOKUP([.D47];[.$H$3:.$I$9];2;1)" office:value-type="string" office:string-value="B" calcext:value-type="string">
            <text:p>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7:.H47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7:.K47]))" office:value-type="float" office:value="61" calcext:value-type="float">
            <text:p>61</text:p>
          </table:table-cell>
          <table:table-cell table:style-name="ce44" table:formula="of:=CEILING(AVERAGE([.I47];[.L47]))" office:value-type="float" office:value="66" calcext:value-type="float">
            <text:p>66</text:p>
          </table:table-cell>
          <table:table-cell table:style-name="ce44" table:formula="of:=CEILING(AVERAGE([.M47];[.L47];[.I47];[.O47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4</text:p>
          </table:table-cell>
          <table:table-cell table:style-name="ce44" office:value-type="string" calcext:value-type="string">
            <text:p>Efraine Destio Sajiatmoko</text:p>
          </table:table-cell>
          <table:table-cell table:style-name="ce44" table:formula="of:=CEILING([.$D$3]*[.I48]+[.$D$4]*[.L48]+[.$D$5]*[.M48]+[.$D$6]*[.N48])" office:value-type="float" office:value="74" calcext:value-type="float">
            <text:p>74</text:p>
          </table:table-cell>
          <table:table-cell table:style-name="ce28" table:formula="of:=VLOOKUP([.D48];[.$H$3:.$I$9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8:.H48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8:.K48]))" office:value-type="float" office:value="68" calcext:value-type="float">
            <text:p>68</text:p>
          </table:table-cell>
          <table:table-cell table:style-name="ce44" table:formula="of:=CEILING(AVERAGE([.I48];[.L48]))" office:value-type="float" office:value="72" calcext:value-type="float">
            <text:p>72</text:p>
          </table:table-cell>
          <table:table-cell table:style-name="ce44" table:formula="of:=CEILING(AVERAGE([.M48];[.L48];[.I48];[.O48]))" office:value-type="float" office:value="79" calcext:value-type="float">
            <text:p>7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5</text:p>
          </table:table-cell>
          <table:table-cell table:style-name="ce44" office:value-type="string" calcext:value-type="string">
            <text:p>Erika Yulieta</text:p>
          </table:table-cell>
          <table:table-cell table:style-name="ce44" table:formula="of:=CEILING([.$D$3]*[.I49]+[.$D$4]*[.L49]+[.$D$5]*[.M49]+[.$D$6]*[.N49])" office:value-type="float" office:value="64" calcext:value-type="float">
            <text:p>64</text:p>
          </table:table-cell>
          <table:table-cell table:style-name="ce28" table:formula="of:=VLOOKUP([.D49];[.$H$3:.$I$9];2;1)" office:value-type="string" office:string-value="BC" calcext:value-type="string">
            <text:p>BC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9:.H49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9:.K49]))" office:value-type="float" office:value="61" calcext:value-type="float">
            <text:p>61</text:p>
          </table:table-cell>
          <table:table-cell table:style-name="ce44" table:formula="of:=CEILING(AVERAGE([.I49];[.L49]))" office:value-type="float" office:value="63" calcext:value-type="float">
            <text:p>63</text:p>
          </table:table-cell>
          <table:table-cell table:style-name="ce44" table:formula="of:=CEILING(AVERAGE([.M49];[.L49];[.I49];[.O49]))" office:value-type="float" office:value="65" calcext:value-type="float">
            <text:p>65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6</text:p>
          </table:table-cell>
          <table:table-cell table:style-name="ce45" office:value-type="string" calcext:value-type="string">
            <text:p>Erwin Renda Wardana</text:p>
          </table:table-cell>
          <table:table-cell table:style-name="ce44" table:formula="of:=CEILING([.$D$3]*[.I50]+[.$D$4]*[.L50]+[.$D$5]*[.M50]+[.$D$6]*[.N50])" office:value-type="float" office:value="19" calcext:value-type="float">
            <text:p>19</text:p>
          </table:table-cell>
          <table:table-cell table:style-name="ce28" table:formula="of:=VLOOKUP([.D50];[.$H$3:.$I$9];2;1)" office:value-type="string" office:string-value="E" calcext:value-type="string">
            <text:p>E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4" table:formula="of:=CEILING(AVERAGE([.F50:.H50]))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50:.K50]))" office:value-type="float" office:value="41" calcext:value-type="float">
            <text:p>41</text:p>
          </table:table-cell>
          <table:table-cell table:style-name="ce44" table:formula="of:=CEILING(AVERAGE([.I50];[.L50]))" office:value-type="float" office:value="21" calcext:value-type="float">
            <text:p>21</text:p>
          </table:table-cell>
          <table:table-cell table:style-name="ce44" table:formula="of:=CEILING(AVERAGE([.M50];[.L50];[.I50];[.O50]))" office:value-type="float" office:value="33" calcext:value-type="float">
            <text:p>33</text:p>
          </table:table-cell>
          <table:table-cell table:style-name="ce44" office:value-type="float" office:value="70" calcext:value-type="float">
            <text:p>70</text:p>
          </table:table-cell>
          <table:table-cell table:style-name="ce54"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7</text:p>
          </table:table-cell>
          <table:table-cell table:style-name="ce45" office:value-type="string" calcext:value-type="string">
            <text:p>Fadhilah Robi Pangestu</text:p>
          </table:table-cell>
          <table:table-cell table:style-name="ce44" table:formula="of:=CEILING([.$D$3]*[.I51]+[.$D$4]*[.L51]+[.$D$5]*[.M51]+[.$D$6]*[.N51])" office:value-type="float" office:value="19" calcext:value-type="float">
            <text:p>19</text:p>
          </table:table-cell>
          <table:table-cell table:style-name="ce28" table:formula="of:=VLOOKUP([.D51];[.$H$3:.$I$9];2;1)" office:value-type="string" office:string-value="E" calcext:value-type="string">
            <text:p>E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4" table:formula="of:=CEILING(AVERAGE([.F51:.H51]))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51:.K51]))" office:value-type="float" office:value="41" calcext:value-type="float">
            <text:p>41</text:p>
          </table:table-cell>
          <table:table-cell table:style-name="ce44" table:formula="of:=CEILING(AVERAGE([.I51];[.L51]))" office:value-type="float" office:value="21" calcext:value-type="float">
            <text:p>21</text:p>
          </table:table-cell>
          <table:table-cell table:style-name="ce44" table:formula="of:=CEILING(AVERAGE([.M51];[.L51];[.I51];[.O51]))" office:value-type="float" office:value="33" calcext:value-type="float">
            <text:p>33</text:p>
          </table:table-cell>
          <table:table-cell table:style-name="ce44" office:value-type="float" office:value="70" calcext:value-type="float">
            <text:p>70</text:p>
          </table:table-cell>
          <table:table-cell table:style-name="ce54" table:number-columns-repeated="50"/>
        </table:table-row>
        <table:table-row table:style-name="ro1" table:number-rows-repeated="1048524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Sheet2" table:style-name="ta1">
        <table:table-column table:style-name="co3" table:default-cell-style-name="ce37"/>
        <table:table-column table:style-name="co4" table:default-cell-style-name="ce37"/>
        <table:table-column table:style-name="co1" table:default-cell-style-name="Default"/>
        <table:table-row table:style-name="ro1">
          <table:table-cell table:style-name="ce34" office:value-type="string" calcext:value-type="string">
            <text:p>interpolasi lagrange</text:p>
          </table:table-cell>
          <table:table-cell table:style-name="ce34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35" office:value-type="string" calcext:value-type="string">
            <text:p>Adji Fadhlurrohman Habib</text:p>
          </table:table-cell>
          <table:table-cell table:style-name="ce36"/>
          <table:table-cell/>
        </table:table-row>
        <table:table-row table:style-name="ro1">
          <table:table-cell table:style-name="ce35" office:value-type="string" calcext:value-type="string">
            <text:p>Alvin Dwi Saputra</text:p>
          </table:table-cell>
          <table:table-cell table:style-name="ce36"/>
          <table:table-cell/>
        </table:table-row>
        <table:table-row table:style-name="ro1">
          <table:table-cell table:style-name="ce35" office:value-type="string" calcext:value-type="string">
            <text:p>Arief Fadhilah Rahman</text:p>
          </table:table-cell>
          <table:table-cell table:style-name="ce36"/>
          <table:table-cell/>
        </table:table-row>
        <table:table-row table:style-name="ro1">
          <table:table-cell table:style-name="ce35" office:value-type="string" calcext:value-type="string">
            <text:p>Arya Kurnia Pambudi</text:p>
          </table:table-cell>
          <table:table-cell table:style-name="ce36"/>
          <table:table-cell office:value-type="string" calcext:value-type="string">
            <text:p>+</text:p>
          </table:table-cell>
        </table:table-row>
        <table:table-row table:style-name="ro1">
          <table:table-cell table:style-name="ce35" office:value-type="string" calcext:value-type="string">
            <text:p>Azman</text:p>
          </table:table-cell>
          <table:table-cell table:style-name="ce36"/>
          <table:table-cell/>
        </table:table-row>
        <table:table-row table:style-name="ro1">
          <table:table-cell table:style-name="ce35" office:value-type="string" calcext:value-type="string">
            <text:p>Dionysius Galih Santiko</text:p>
          </table:table-cell>
          <table:table-cell table:style-name="ce36"/>
          <table:table-cell office:value-type="string" calcext:value-type="string">
            <text:p>+</text:p>
          </table:table-cell>
        </table:table-row>
        <table:table-row table:style-name="ro1">
          <table:table-cell table:style-name="ce35" office:value-type="string" calcext:value-type="string">
            <text:p>Choiriansyah Ashari</text:p>
          </table:table-cell>
          <table:table-cell table:style-name="ce36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35" office:value-type="string" calcext:value-type="string">
            <text:p>Albar Zuda Al-Zubier</text:p>
          </table:table-cell>
          <table:table-cell table:style-name="ce36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36"/>
          <table:table-cell table:style-name="ce34"/>
          <table:table-cell/>
        </table:table-row>
        <table:table-row table:style-name="ro1">
          <table:table-cell table:style-name="ce34" office:value-type="string" calcext:value-type="string">
            <text:p>Interpolasi NGF &amp; Deret Taylor</text:p>
          </table:table-cell>
          <table:table-cell table:style-name="ce34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36" office:value-type="string" calcext:value-type="string">
            <text:p>Ahmad Rizaldy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Akbar Mubarok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Arya Golong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Dandy Saputra</text:p>
          </table:table-cell>
          <table:table-cell table:style-name="ce36"/>
          <table:table-cell office:value-type="string" calcext:value-type="string">
            <text:p>+</text:p>
          </table:table-cell>
        </table:table-row>
        <table:table-row table:style-name="ro1">
          <table:table-cell table:style-name="ce36" office:value-type="string" calcext:value-type="string">
            <text:p>Efraine Destio</text:p>
          </table:table-cell>
          <table:table-cell table:style-name="ce36"/>
          <table:table-cell/>
        </table:table-row>
        <table:table-row table:style-name="ro1">
          <table:table-cell table:style-name="ce35" office:value-type="string" calcext:value-type="string">
            <text:p>Choiriansyah Ashari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Duwi Febriawan</text:p>
          </table:table-cell>
          <table:table-cell table:style-name="ce36"/>
          <table:table-cell/>
        </table:table-row>
        <table:table-row table:style-name="ro1">
          <table:table-cell table:style-name="ce36" table:number-columns-repeated="2"/>
          <table:table-cell/>
        </table:table-row>
        <table:table-row table:style-name="ro2">
          <table:table-cell table:style-name="ce34" office:value-type="string" calcext:value-type="string">
            <text:p>Interpolasi Numerik; Integral Numerik; Deferensiasi Numerik</text:p>
          </table:table-cell>
          <table:table-cell table:style-name="ce34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36" office:value-type="string" calcext:value-type="string">
            <text:p>Anzan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Daniel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Duwi Febriawan</text:p>
          </table:table-cell>
          <table:table-cell table:style-name="ce36"/>
          <table:table-cell office:value-type="string" calcext:value-type="string">
            <text:p>+</text:p>
          </table:table-cell>
        </table:table-row>
        <table:table-row table:style-name="ro1">
          <table:table-cell table:style-name="ce36" office:value-type="string" calcext:value-type="string">
            <text:p>Andi Ilham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Arjun</text:p>
          </table:table-cell>
          <table:table-cell table:style-name="ce36"/>
          <table:table-cell/>
        </table:table-row>
        <table:table-row table:style-name="ro3">
          <table:table-cell table:style-name="ce36" office:value-type="string" calcext:value-type="string">
            <text:p>Choiriansyah Ashari</text:p>
          </table:table-cell>
          <table:table-cell table:style-name="ce36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35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35"/>
          <table:table-cell table:number-columns-repeated="2"/>
        </table:table-row>
        <table:table-row table:style-name="ro2">
          <table:table-cell table:style-name="ce38" office:value-type="string" calcext:value-type="string">
            <text:p>ekstrapolasi modified akima</text:p>
          </table:table-cell>
          <table:table-cell table:style-name="ce38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8" office:value-type="string" calcext:value-type="string">
            <text:p>NGF v LaGrange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akhmad mal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r Zuda Al-Zub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ga aulia ra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anuari erdi as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ki allam zi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iriansyah Ashari</text:p>
          </table:table-cell>
          <table:table-cell office:value-type="string" calcext:value-type="string">
            <text:p>mana perbandingan metode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 dan differensial numer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h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 f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i febriyaw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lie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dy Saputra</text:p>
          </table:table-cell>
          <table:table-cell table:number-columns-repeated="2"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0:41:15.51635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20-01-06T10:46:32.307153539</dc:date>
    <dc:creator>Mifta Nur Farid</dc:creator>
    <meta:editing-duration>PT3H13M38S</meta:editing-duration>
    <meta:editing-cycles>25</meta:editing-cycles>
    <meta:generator>LibreOffice/6.3.0.4$Linux_X86_64 LibreOffice_project/30$Build-4</meta:generator>
    <meta:document-statistic meta:table-count="2" meta:cell-count="630" meta:object-count="0"/>
  </office:meta>
</office:document-meta>
</file>